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ieldname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tablenam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contact_typ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ef_contact_typ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dataset_type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3])" office:value-type="string" office:string-value="ref_dataset_type" calcext:value-type="string">
            <text:p>ref_dataset_typ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4])" office:value-type="string" office:string-value="ref_environment" calcext:value-type="string">
            <text:p>ref_environment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5])" office:value-type="string" office:string-value="ref_nature" calcext:value-type="string">
            <text:p>ref_natur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subthematic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6])" office:value-type="string" office:string-value="ref_subthematic" calcext:value-type="string">
            <text:p>ref_subthematic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exposure_factor_category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7])" office:value-type="string" office:string-value="ref_exposure_factor_category" calcext:value-type="string">
            <text:p>ref_exposure_factor_category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theme_category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8])" office:value-type="string" office:string-value="ref_theme_category" calcext:value-type="string">
            <text:p>ref_theme_category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license_name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9])" office:value-type="string" office:string-value="ref_license_name" calcext:value-type="string">
            <text:p>ref_license_nam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licence_type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10])" office:value-type="string" office:string-value="ref_licence_type" calcext:value-type="string">
            <text:p>ref_licence_typ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data_format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11])" office:value-type="string" office:string-value="ref_data_format" calcext:value-type="string">
            <text:p>ref_data_format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data_domain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12])" office:value-type="string" office:string-value="ref_data_domain" calcext:value-type="string">
            <text:p>ref_data_domain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datasets 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13])" office:value-type="string" office:string-value="ref_datasets " calcext:value-type="string">
            <text:p>ref_datasets 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broadcast_mode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14])" office:value-type="string" office:string-value="ref_broadcast_mode" calcext:value-type="string">
            <text:p>ref_broadcast_mod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administrative_territory_coverage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15])" office:value-type="string" office:string-value="ref_administrative_territory_coverage" calcext:value-type="string">
            <text:p>ref_administrative_territory_coverag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geographical_geospatial_information_level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16])" office:value-type="string" office:string-value="ref_geographical_geospatial_information_level" calcext:value-type="string">
            <text:p>ref_geographical_geospatial_information_level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projection_system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17])" office:value-type="string" office:string-value="ref_projection_system" calcext:value-type="string">
            <text:p>ref_projection_system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geographical_geospatial_coverage</text:p>
          </table:table-cell>
          <table:table-cell office:value-type="string" calcext:value-type="string">
            <text:p>dataset</text:p>
          </table:table-cell>
          <table:table-cell table:formula="of:=COM.MICROSOFT.CONCAT(&quot;ref_&quot;;[.$B18])" office:value-type="string" office:string-value="ref_geographical_geospatial_coverage" calcext:value-type="string">
            <text:p>ref_geographical_geospatial_coverag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organization_type</text:p>
          </table:table-cell>
          <table:table-cell office:value-type="string" calcext:value-type="string">
            <text:p>organization</text:p>
          </table:table-cell>
          <table:table-cell table:formula="of:=COM.MICROSOFT.CONCAT(&quot;ref_&quot;;[.$B19])" office:value-type="string" office:string-value="ref_organization_type" calcext:value-type="string">
            <text:p>ref_organization_typ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agent_type</text:p>
          </table:table-cell>
          <table:table-cell office:value-type="string" calcext:value-type="string">
            <text:p>organization</text:p>
          </table:table-cell>
          <table:table-cell table:formula="of:=COM.MICROSOFT.CONCAT(&quot;ref_&quot;;[.$B20])" office:value-type="string" office:string-value="ref_agent_type" calcext:value-type="string">
            <text:p>ref_agent_type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, rôle</text:p>
          </table:table-cell>
          <table:table-cell table:formula="of:=COM.MICROSOFT.CONCAT(&quot;ref_&quot;;[.$B21])" office:value-type="string" office:string-value="ref_action" calcext:value-type="string">
            <text:p>ref_action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log, rôle</text:p>
          </table:table-cell>
          <table:table-cell table:formula="of:=COM.MICROSOFT.CONCAT(&quot;ref_&quot;;[.$B22])" office:value-type="string" office:string-value="ref_perimeter" calcext:value-type="string">
            <text:p>ref_perimeter</text:p>
          </table:table-cell>
        </table:table-row>
        <table:table-row table:style-name="ro1" table:number-rows-repeated="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22:16:58.141021053</meta:creation-date>
    <dc:date>2021-12-19T22:37:18.819231293</dc:date>
    <meta:editing-duration>PT10M20S</meta:editing-duration>
    <meta:editing-cycles>1</meta:editing-cycles>
    <meta:document-statistic meta:table-count="1" meta:cell-count="88" meta:object-count="0"/>
    <meta:generator>LibreOffice/6.4.7.2$Linux_X86_64 LibreOffice_project/40$Build-2</meta:generator>
  </office:meta>
</office:document-meta>
</file>